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448E2A4E9CD80DF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496cm"/>
    </style:style>
    <style:style style:name="gr3" style:family="graphic" style:parent-style-name="standard">
      <style:graphic-properties draw:textarea-horizontal-align="justify" draw:textarea-vertical-align="middle" draw:auto-grow-height="false" fo:min-height="5.846cm" fo:min-width="11.9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1cm" fo:min-width="11.692cm"/>
    </style:style>
    <style:style style:name="gr6" style:family="graphic" style:parent-style-name="standard">
      <style:graphic-properties draw:stroke="none" draw:fill="none" fo:min-height="16.26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draw:frame presentation:style-name="pr1" draw:layer="layout" svg:width="25.199cm" svg:height="3.506cm" svg:x="1.4cm" svg:y="0.837cm" presentation:class="title">
          <draw:text-box>
            <text:p>Esercitazione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tefano Lentini</text:p>
            <text:p>Davide Perinti</text:p>
            <text:p>Marco Turzi</text:p>
            <text:p>Andrea Zanni</text:p>
            <text:p>Leone Ruggier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draw:frame presentation:style-name="pr4" draw:layer="layout" svg:width="19.5cm" svg:height="3.531cm" svg:x="1.4cm" svg:y="0.768cm" presentation:class="title">
          <draw:text-box>
            <text:p>Client/Server senza Connessione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fficienza:</text:span></text:p>
                <text:list>
                  <text:list-item>
                    <text:p><text:span text:style-name="T1">2 Server distinti a seconda della dimensione dei file per cui vengono utilizzati.</text:span></text:p>
                  </text:list-item>
                  <text:list-item>
                    <text:p><text:span text:style-name="T1">Server sequenziale: prestazioni elevate nel caso di file di piccole dimensioni.</text:span></text:p>
                  </text:list-item>
                  <text:list-item>
                    <text:p><text:span text:style-name="T1">Server parallelo: costi aggiuntivi dovuti alla creazione dei processi, vantaggioso nel caso di file di grandi dimensioni.</text:span></text:p>
                  </text:list-item>
                </text:list>
              </text:list-item>
              <text:list-item>
                <text:p><text:span text:style-name="T1">Personalizzazione:</text:span></text:p>
                <text:list>
                  <text:list-item>
                    <text:p><text:span text:style-name="T1">Possibilita’ di avere altri delimitatori.</text:span></text:p>
                    <text:p><text:span text:style-name="T1"/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3" draw:layer="layout" svg:width="18.224cm" svg:height="20.746cm" svg:x="11.43cm" svg:y="1.352cm">
          <draw:text-box>
            <text:p>pid = fork();</text:p>
            <text:p><text:tab/><text:tab/>if(pid==0){</text:p>
            <text:p><text:tab/><text:tab/><text:tab/>i=0;</text:p>
            <text:p><text:tab/><text:tab/><text:tab/>maxlen=0;</text:p>
            <text:p><text:tab/><text:tab/><text:tab/>do{</text:p>
            <text:p><text:tab/><text:tab/><text:tab/><text:tab/>nread=read(fd,&amp;c,sizeof(char));</text:p>
            <text:p><text:tab/><text:tab/><text:tab/><text:tab/></text:p>
            <text:p><text:tab/><text:tab/><text:tab/><text:tab/>if(nread&lt;0){</text:p>
            <text:p><text:tab/><text:tab/><text:tab/><text:tab/><text:tab/>...</text:p>
            <text:p><text:tab/><text:tab/><text:tab/><text:tab/><text:tab/>continue;</text:p>
            <text:p><text:tab/><text:tab/><text:tab/><text:tab/>}<text:tab/></text:p>
            <text:p><text:tab/><text:tab/><text:tab/><text:tab/>trovato = false;</text:p>
            <text:p><text:tab/><text:tab/><text:tab/><text:tab/>for(j=0; j&lt;delen &amp;&amp; !trovato; j++){</text:p>
            <text:p><text:tab/><text:tab/><text:tab/><text:tab/><text:tab/>if(c==delimitatori[j] || nread==0){</text:p>
            <text:p><text:tab/><text:tab/><text:tab/><text:tab/><text:tab/><text:tab/><text:tab/>trovato = true;</text:p>
            <text:p><text:tab/><text:tab/><text:tab/><text:tab/><text:tab/><text:tab/><text:tab/>if(maxlen&lt;i)</text:p>
            <text:p><text:tab/><text:tab/><text:tab/><text:tab/><text:tab/><text:tab/><text:tab/><text:tab/>maxlen=i;</text:p>
            <text:p><text:tab/><text:tab/><text:tab/><text:tab/><text:tab/><text:tab/><text:tab/>i=0;</text:p>
            <text:p><text:tab/><text:tab/><text:tab/><text:tab/><text:tab/>}</text:p>
            <text:p><text:tab/><text:tab/><text:tab/><text:tab/>}</text:p>
            <text:p><text:tab/><text:tab/><text:tab/><text:tab/></text:p>
            <text:p><text:tab/><text:tab/><text:tab/><text:tab/>if(!trovato)</text:p>
            <text:p><text:tab/><text:tab/><text:tab/><text:tab/><text:tab/>i++;</text:p>
            <text:p><text:tab/><text:tab/><text:tab/>}while(nread!=0);</text:p>
          </draw:text-box>
        </draw:frame>
        <draw:custom-shape draw:style-name="gr3" draw:text-style-name="P4" draw:layer="layout" svg:width="12.446cm" svg:height="6.096cm" svg:x="1.778cm" svg:y="3.302cm">
          <text:p text:style-name="P4">Server Sequenziale e Paralleo </text:p>
          <text:p text:style-name="P4">realizzano lo stesso servizio.</text:p>
          <text:p text:style-name="P4"/>
          <text:p text:style-name="P4">Differiscono solo per la creazione</text:p>
          <text:p text:style-name="P4"><text:s/>del processo figlio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8cm" svg:y1="3.302cm" svg:x2="11.684cm" svg:y2="2.032cm">
          <text:p/>
        </draw:line>
        <draw:custom-shape draw:style-name="gr5" draw:text-style-name="P4" draw:layer="layout" svg:width="12.192cm" svg:height="6.35cm" svg:x="2.032cm" svg:y="12.192cm">
          <text:p text:style-name="P4">I delimitatori personalizzati sono passati </text:p>
          <text:p text:style-name="P4">come stringa all’ invocazione del Server.</text:p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4.224cm" svg:y1="14.986cm" svg:x2="20.32cm" svg:y2="11.43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936cm" svg:height="3.531cm" svg:x="1.4cm" svg:y="0.825cm" presentation:class="title" presentation:user-transformed="true">
          <draw:text-box>
            <text:p>Client/Server con Connessione</text:p>
          </draw:text-box>
        </draw:frame>
        <draw:frame presentation:style-name="pr5" draw:layer="layout" svg:width="25.199cm" svg:height="12.179cm" svg:x="1.4cm" svg:y="7.379cm" presentation:class="outline" presentation:user-transformed="true">
          <draw:text-box>
            <text:list text:style-name="L2">
              <text:list-item>
                <text:p>File System condiviso da piu’ utenti:</text:p>
                <text:list>
                  <text:list-item>
                    <text:p>Regolare l’ accesso allo stesso file.</text:p>
                  </text:list-item>
                  <text:list-item>
                    <text:p>Persistenza del file origina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draw:frame presentation:style-name="pr4" draw:layer="layout" svg:width="19.5cm" svg:height="3.467cm" svg:x="1.4cm" svg:y="0.8cm" presentation:class="title">
          <draw:text-box>
            <text:p>Gestione dei file</text:p>
          </draw:text-box>
        </draw:frame>
        <draw:frame draw:style-name="gr6" draw:text-style-name="P7" draw:layer="layout" svg:width="26.924cm" svg:height="16.51cm" svg:x="2.286cm" svg:y="13.462cm">
          <draw:text-box>
            <text:p text:style-name="P6"><text:span text:style-name="T1">fdc=open(strcat(pathFile,"noLinea"),O_CREAT | O_WRONLY);</text:span></text:p>
            <text:p text:style-name="P6"><text:span text:style-name="T1"/></text:p>
            <text:p text:style-name="P6"><text:span text:style-name="T1"><text:s text:c="16"/></text:span><text:span text:style-name="T1">printf("file creato fdc=%d, inizio a leggere\n",fdc);</text:span></text:p>
            <text:p text:style-name="P6"><text:span text:style-name="T1"><text:s text:c="16"/></text:span><text:span text:style-name="T1">if(fdc!=-1){</text:span></text:p>
            <text:p text:style-name="P6"><text:span text:style-name="T1"><text:s text:c="16"/></text:span><text:span text:style-name="T1">while((nread=read(sock, &amp;rec_c, sizeof(char)))&gt;0){</text:span></text:p>
            <text:p text:style-name="P6"><text:span text:style-name="T1"><text:s text:c="20"/></text:span><text:span text:style-name="T1">printf("%c",rec_c);</text:span></text:p>
            <text:p text:style-name="P6"><text:span text:style-name="T1"><text:s text:c="20"/></text:span><text:span text:style-name="T1">write(fdc,&amp;rec_c,nread);</text:span></text:p>
            <text:p text:style-name="P6"><text:span text:style-name="T1"><text:s text:c="16"/></text:span><text:span text:style-name="T1">}</text:span></text:p>
          </draw:text-box>
        </draw:frame>
        <draw:frame presentation:style-name="pr5" draw:layer="layout" svg:width="12.297cm" svg:height="8.802cm" svg:x="1.4cm" svg:y="4.914cm" presentation:class="outline" presentation:user-transformed="true">
          <draw:text-box>
            <text:list text:style-name="L2">
              <text:list-item>
                <text:p>I file, al momento della creazione, vengono rinominati. In tal modo I risultato sono leggibili da tutti gli utenti (ciascun utente riconosce la sua rchiesta).</text:p>
              </text:list-item>
            </text:list>
          </draw:text-box>
        </draw:frame>
        <draw:frame presentation:style-name="pr5" draw:layer="layout" svg:width="12.297cm" svg:height="8.802cm" svg:x="14.224cm" svg:y="4.914cm" presentation:class="outline" presentation:user-transformed="true">
          <draw:text-box>
            <text:list text:style-name="L2">
              <text:list-item>
                <text:p>In questo modo si evitano enche possibili conflitti, come la lettura di un file su cui un altro utente sta scrivendo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4" draw:layer="layout" svg:width="19.5cm" svg:height="3.467cm" svg:x="1.4cm" svg:y="0.8cm" presentation:class="title">
          <draw:text-box>
            <text:p>Conclusion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 coppia Server senza Connessione parallelo/sequenziale potrebbe essere sintetizzata in un unico Server che cambia modo di operare in base alla dimensione del file.</text:p>
              </text:list-item>
              <text:list-item>
                <text:p>Il Cliente con Connessione, dovendo comunque accettare il compromesso della ridenominazione, offre un servizio particolarmente adatto a molteplici clienti che hanno esigenze diverse sugli stessi file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448E2A4E9CD80DF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3:11:53.654825235</meta:creation-date>
    <dc:date>2019-10-31T13:57:18.028192125</dc:date>
    <meta:editing-duration>PT13M31S</meta:editing-duration>
    <meta:editing-cycles>3</meta:editing-cycles>
    <meta:generator>LibreOffice/5.2.7.2$Linux_X86_64 LibreOffice_project/20m0$Build-2</meta:generator>
    <meta:document-statistic meta:object-count="73"/>
  </office:meta>
</office:document-meta>
</file>